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093bf" style:font-size-asian="11pt" style:font-size-complex="11pt"/>
    </style:style>
    <style:style style:name="P2" style:family="paragraph" style:parent-style-name="Standard">
      <style:text-properties style:font-name="Arial" fo:font-size="11pt" officeooo:rsid="000093bf" officeooo:paragraph-rsid="000093bf" style:font-size-asian="11pt" style:font-size-complex="11pt"/>
    </style:style>
    <style:style style:name="P3" style:family="paragraph" style:parent-style-name="Standard">
      <style:text-properties style:font-name="Arial" fo:font-size="11pt" officeooo:rsid="0001a4ab" officeooo:paragraph-rsid="0001a4ab" style:font-size-asian="11pt" style:font-size-complex="11pt"/>
    </style:style>
    <style:style style:name="P4" style:family="paragraph" style:parent-style-name="Standard">
      <style:text-properties style:font-name="Arial" fo:font-size="11pt" officeooo:rsid="00031bee" officeooo:paragraph-rsid="00031bee" style:font-size-asian="11pt" style:font-size-complex="11pt"/>
    </style:style>
    <style:style style:name="P5" style:family="paragraph" style:parent-style-name="Standard">
      <style:text-properties style:font-name="Arial" fo:font-size="11pt" officeooo:rsid="0005e4c4" officeooo:paragraph-rsid="00031bee" style:font-size-asian="11pt" style:font-size-complex="11pt"/>
    </style:style>
    <style:style style:name="P6" style:family="paragraph" style:parent-style-name="Standard">
      <style:text-properties style:font-name="Arial" fo:font-size="11pt" officeooo:rsid="0005e4c4" officeooo:paragraph-rsid="0005e4c4" style:font-size-asian="11pt" style:font-size-complex="11pt"/>
    </style:style>
    <style:style style:name="P7" style:family="paragraph" style:parent-style-name="Standard">
      <style:text-properties style:font-name="Arial" fo:font-size="11pt" officeooo:rsid="0006503a" officeooo:paragraph-rsid="0006503a" style:font-size-asian="11pt" style:font-size-complex="11pt"/>
    </style:style>
    <style:style style:name="P8" style:family="paragraph" style:parent-style-name="Standard">
      <style:text-properties style:font-name="Arial" fo:font-size="11pt" officeooo:rsid="000955ad" officeooo:paragraph-rsid="000955ad" style:font-size-asian="11pt" style:font-size-complex="11pt"/>
    </style:style>
    <style:style style:name="P9" style:family="paragraph" style:parent-style-name="Standard">
      <style:text-properties style:font-name="Arial" fo:font-size="11pt" officeooo:rsid="000b77be" officeooo:paragraph-rsid="000b77be" style:font-size-asian="11pt" style:font-size-complex="11pt"/>
    </style:style>
    <style:style style:name="P10" style:family="paragraph" style:parent-style-name="Standard">
      <style:text-properties style:font-name="Arial" fo:font-size="11pt" officeooo:rsid="000c1bc3" officeooo:paragraph-rsid="000c1bc3" style:font-size-asian="11pt" style:font-size-complex="11pt"/>
    </style:style>
    <style:style style:name="P11" style:family="paragraph" style:parent-style-name="Standard">
      <style:text-properties style:font-name="Arial" fo:font-size="11pt" officeooo:rsid="000dc237" officeooo:paragraph-rsid="000dc237" style:font-size-asian="11pt" style:font-size-complex="11pt"/>
    </style:style>
    <style:style style:name="P12" style:family="paragraph" style:parent-style-name="Standard">
      <style:text-properties style:font-name="Arial" fo:font-size="11pt" officeooo:rsid="000ec937" officeooo:paragraph-rsid="000ec937" style:font-size-asian="11pt" style:font-size-complex="11pt"/>
    </style:style>
    <style:style style:name="P13" style:family="paragraph" style:parent-style-name="Standard">
      <style:text-properties style:font-name="Arial" fo:font-size="11pt" officeooo:rsid="000fc351" officeooo:paragraph-rsid="000fc351" style:font-size-asian="11pt" style:font-size-complex="11pt"/>
    </style:style>
    <style:style style:name="P14" style:family="paragraph" style:parent-style-name="Standard">
      <style:text-properties style:font-name="Arial" fo:font-size="11pt" officeooo:rsid="0011683f" officeooo:paragraph-rsid="0011683f" style:font-size-asian="11pt" style:font-size-complex="11pt"/>
    </style:style>
    <style:style style:name="P15" style:family="paragraph" style:parent-style-name="Standard">
      <style:text-properties style:font-name="Arial" fo:font-size="11pt" fo:font-weight="bold" officeooo:rsid="000093bf" officeooo:paragraph-rsid="000093bf" style:font-size-asian="11pt" style:font-weight-asian="bold" style:font-size-complex="11pt" style:font-weight-complex="bold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11pt" officeooo:paragraph-rsid="000093bf" style:font-size-asian="11pt" style:font-size-complex="11pt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1pt" officeooo:rsid="00031bee" officeooo:paragraph-rsid="00031bee" style:font-size-asian="11pt" style:font-size-complex="11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Aluno:</text:span> Luiz Eduardo Barros Coelho</text:p>
      <text:p text:style-name="P1"><text:span text:style-name="T1">Matrícula:</text:span> 20191014040039</text:p>
      <text:p text:style-name="P15">Lista 02 – Estruturas de controle</text:p>
      <text:p text:style-name="P1"/>
      <text:p text:style-name="P1"/>
      <text:p text:style-name="P2">1.</text:p>
      <text:p text:style-name="P2">#include &lt;stdio.h&gt;</text:p>
      <text:p text:style-name="P2"/>
      <text:p text:style-name="P2">int main(int argv, char ** argc){</text:p>
      <text:p text:style-name="P2"><text:s text:c="2"/>int a;</text:p>
      <text:p text:style-name="P2"><text:s text:c="2"/>scanf("%d", &amp;a);</text:p>
      <text:p text:style-name="P2"><text:s text:c="2"/>if(a&gt;0){</text:p>
      <text:p text:style-name="P2"><text:s text:c="4"/>printf("Numero positivo\n");</text:p>
      <text:p text:style-name="P2"><text:s text:c="2"/>}else if(a&lt;0){</text:p>
      <text:p text:style-name="P2"><text:s text:c="4"/>printf("Numero negativo\n");</text:p>
      <text:p text:style-name="P2"><text:s text:c="2"/>}else if(a==0){</text:p>
      <text:p text:style-name="P2"><text:s text:c="4"/>printf("Nulo\n");</text:p>
      <text:p text:style-name="P2"><text:s text:c="2"/>}</text:p>
      <text:p text:style-name="P2"><text:s text:c="2"/>return 0;</text:p>
      <text:p text:style-name="P2">}</text:p>
      <text:p text:style-name="P2"/>
      <text:p text:style-name="P2">2.</text:p>
      <text:p text:style-name="P2">#include &lt;stdio.h&gt;</text:p>
      <text:p text:style-name="P2"/>
      <text:p text:style-name="P2">int main(int argv, char ** argc){</text:p>
      <text:p text:style-name="P2"><text:s text:c="2"/>int a;</text:p>
      <text:p text:style-name="P2"><text:s text:c="2"/>scanf("%d", &amp;a);</text:p>
      <text:p text:style-name="P2"><text:s text:c="2"/>if(a%5==0){</text:p>
      <text:p text:style-name="P2"><text:s text:c="4"/>printf("É multiplo de 5\n");</text:p>
      <text:p text:style-name="P2"><text:s text:c="2"/>}else{</text:p>
      <text:p text:style-name="P2"><text:s text:c="4"/>printf("Nao é multiplo de 5\n");</text:p>
      <text:p text:style-name="P2"><text:s text:c="2"/>}</text:p>
      <text:p text:style-name="P2"><text:s text:c="2"/>return 0;</text:p>
      <text:p text:style-name="P2">}</text:p>
      <text:p text:style-name="P2"/>
      <text:p text:style-name="P2">3.</text:p>
      <text:p text:style-name="P2">#include &lt;stdio.h&gt;</text:p>
      <text:p text:style-name="P2"/>
      <text:p text:style-name="P2">int main(int argv, char ** argc){</text:p>
      <text:p text:style-name="P2"><text:s text:c="2"/>int a, b;</text:p>
      <text:p text:style-name="P2"><text:s text:c="2"/>scanf("%d %d", &amp;a, &amp;b);</text:p>
      <text:p text:style-name="P2"><text:s text:c="2"/>if(a==b){</text:p>
      <text:p text:style-name="P2"><text:s text:c="4"/>printf("Os valores sao iguais\n");</text:p>
      <text:p text:style-name="P2"><text:s text:c="2"/>}else{</text:p>
      <text:p text:style-name="P2"><text:s text:c="4"/>printf("Os valores sao diferentes\n");</text:p>
      <text:p text:style-name="P2"><text:s text:c="2"/>}</text:p>
      <text:p text:style-name="P2"><text:s text:c="2"/>return 0;</text:p>
      <text:p text:style-name="P2">}</text:p>
      <text:p text:style-name="P2"/>
      <text:p text:style-name="P2">4.</text:p>
      <text:p text:style-name="P2">#include &lt;stdio.h&gt;</text:p>
      <text:p text:style-name="P2"/>
      <text:p text:style-name="P2">int main(int argv, char ** argc){</text:p>
      <text:p text:style-name="P2"><text:soft-page-break/><text:s text:c="2"/>int a, b;</text:p>
      <text:p text:style-name="P2"><text:s text:c="2"/>scanf("%d %d", &amp;a, &amp;b);</text:p>
      <text:p text:style-name="P2"><text:s text:c="2"/>if(a&gt;b){</text:p>
      <text:p text:style-name="P2"><text:s text:c="4"/>printf("O maior valor é: %d\n", a);</text:p>
      <text:p text:style-name="P2"><text:s text:c="2"/>}else{</text:p>
      <text:p text:style-name="P2"><text:s text:c="4"/>printf("O maior valor é: %d\n", b);</text:p>
      <text:p text:style-name="P2"><text:s text:c="2"/>}</text:p>
      <text:p text:style-name="P2"><text:s text:c="2"/>return 0;</text:p>
      <text:p text:style-name="P2">}</text:p>
      <text:p text:style-name="P2"/>
      <text:p text:style-name="P2">5.</text:p>
      <text:p text:style-name="P2">#include &lt;stdio.h&gt;</text:p>
      <text:p text:style-name="P2"/>
      <text:p text:style-name="P2">int main(int argv, char ** argc){</text:p>
      <text:p text:style-name="P2"><text:s text:c="2"/>int a, b, c;</text:p>
      <text:p text:style-name="P2"><text:s text:c="2"/>scanf("%d %d %d", &amp;a, &amp;b, &amp;c);</text:p>
      <text:p text:style-name="P2"><text:s text:c="2"/>if(a&gt;b &amp;&amp; a&gt;c){</text:p>
      <text:p text:style-name="P2"><text:s text:c="4"/>printf("O maior valor é: %d\n", a);</text:p>
      <text:p text:style-name="P2"><text:s text:c="2"/>}else if(b&gt;a &amp;&amp; b&gt;c){</text:p>
      <text:p text:style-name="P2"><text:s text:c="4"/>printf("O maior valor é: %d\n", b);</text:p>
      <text:p text:style-name="P2"><text:s text:c="2"/>}else if(c&gt;a &amp;&amp; c&gt;b){</text:p>
      <text:p text:style-name="P2"><text:s text:c="4"/>printf("O maior valor é: %d\n", c);</text:p>
      <text:p text:style-name="P2"><text:s text:c="2"/>}</text:p>
      <text:p text:style-name="P2"><text:s text:c="2"/>return 0;</text:p>
      <text:p text:style-name="P2">}</text:p>
      <text:p text:style-name="P2"/>
      <text:p text:style-name="P2">6.</text:p>
      <text:p text:style-name="P2">#include &lt;stdio.h&gt;</text:p>
      <text:p text:style-name="P2"/>
      <text:p text:style-name="P2">int main(int argv, char ** argc){</text:p>
      <text:p text:style-name="P2"><text:s text:c="2"/>float a;</text:p>
      <text:p text:style-name="P2"><text:s text:c="2"/>scanf("%f", &amp;a);</text:p>
      <text:p text:style-name="P2"><text:s text:c="2"/>if(a&gt;10.0 || a&lt;0.0){</text:p>
      <text:p text:style-name="P2"><text:s text:c="4"/>printf("A nota nao é valida\n");</text:p>
      <text:p text:style-name="P2"><text:s text:c="2"/>}else{</text:p>
      <text:p text:style-name="P2"><text:s text:c="4"/>printf("A nota é valida\n");</text:p>
      <text:p text:style-name="P2"><text:s text:c="2"/>}</text:p>
      <text:p text:style-name="P2"><text:s text:c="2"/>return 0;</text:p>
      <text:p text:style-name="P2">}</text:p>
      <text:p text:style-name="P2"/>
      <text:p text:style-name="P2">7.</text:p>
      <text:p text:style-name="P2">#include &lt;stdio.h&gt;</text:p>
      <text:p text:style-name="P2"/>
      <text:p text:style-name="P2">int main(int argv, char ** argc){</text:p>
      <text:p text:style-name="P2"><text:s text:c="2"/>float a, b;</text:p>
      <text:p text:style-name="P2"><text:s text:c="2"/>scanf("%f %f", &amp;a, &amp;b);</text:p>
      <text:p text:style-name="P2"><text:s text:c="2"/>if((a+b)/2&lt;7.0){</text:p>
      <text:p text:style-name="P2"><text:s text:c="4"/>printf("O aluno reprovou\n");</text:p>
      <text:p text:style-name="P2"><text:s text:c="2"/>}else{</text:p>
      <text:p text:style-name="P2"><text:s text:c="4"/>printf("O aluno está aprovado\n");</text:p>
      <text:p text:style-name="P2"><text:s text:c="2"/>}</text:p>
      <text:p text:style-name="P2"><text:s text:c="2"/>return 0;</text:p>
      <text:p text:style-name="P2">}</text:p>
      <text:p text:style-name="P2"><text:soft-page-break/></text:p>
      <text:p text:style-name="P3">8.</text:p>
      <text:p text:style-name="P3">#include &lt;stdio.h&gt;</text:p>
      <text:p text:style-name="P3"/>
      <text:p text:style-name="P3">int main(int argv, char ** argc){</text:p>
      <text:p text:style-name="P3"><text:s text:c="2"/>float a, b, c;</text:p>
      <text:p text:style-name="P3"><text:s text:c="2"/>scanf("%f %f", &amp;a, &amp;b);</text:p>
      <text:p text:style-name="P3"><text:s text:c="2"/>if(a&gt;b){</text:p>
      <text:p text:style-name="P3"><text:s text:c="4"/>c=b+0;</text:p>
      <text:p text:style-name="P3"><text:s text:c="4"/>b=a+0;</text:p>
      <text:p text:style-name="P3"><text:s text:c="4"/>a=c+0;</text:p>
      <text:p text:style-name="P3"><text:s text:c="4"/>printf("a = %1.f e b = %1.f", a, b);</text:p>
      <text:p text:style-name="P3"><text:s text:c="2"/>}else if(b&gt;a){</text:p>
      <text:p text:style-name="P3"><text:s text:c="4"/>printf("a = %1.f e b = %1.f", a, b);</text:p>
      <text:p text:style-name="P3"><text:s text:c="2"/>}else{</text:p>
      <text:p text:style-name="P3"><text:s text:c="4"/>printf("Os valores sao iguais\n");</text:p>
      <text:p text:style-name="P3"><text:s text:c="2"/>}</text:p>
      <text:p text:style-name="P3"><text:s text:c="2"/>return 0;</text:p>
      <text:p text:style-name="P3">}</text:p>
      <text:p text:style-name="P3"/>
      <text:p text:style-name="P4">9.</text:p>
      <text:p text:style-name="P4">#include &lt;stdio.h&gt;</text:p>
      <text:p text:style-name="P4"/>
      <text:p text:style-name="P4">int main(int argv, char ** argc){</text:p>
      <text:p text:style-name="P4"><text:s text:c="2"/>int a;</text:p>
      <text:p text:style-name="P4"><text:s text:c="2"/>scanf("%d", &amp;a);</text:p>
      <text:p text:style-name="P4"><text:s text:c="2"/>if(a%2==0){</text:p>
      <text:p text:style-name="P4"><text:s text:c="4"/>printf("O valor é par\n");</text:p>
      <text:p text:style-name="P4"><text:s text:c="2"/>}else{</text:p>
      <text:p text:style-name="P4"><text:s text:c="4"/>printf("O valor é impar\n");</text:p>
      <text:p text:style-name="P4"><text:s text:c="2"/>}</text:p>
      <text:p text:style-name="P4"><text:s text:c="2"/>return 0;</text:p>
      <text:p text:style-name="P4">}</text:p>
      <text:p text:style-name="P4"/>
      <text:p text:style-name="P4">10.</text:p>
      <text:p text:style-name="P4">#include &lt;stdio.h&gt;</text:p>
      <text:p text:style-name="P4">#include &lt;math.h&gt;</text:p>
      <text:p text:style-name="P4"/>
      <text:p text:style-name="P4">int main(int argv, char ** argc){</text:p>
      <text:p text:style-name="P4"><text:s text:c="2"/>int a;</text:p>
      <text:p text:style-name="P4"><text:s text:c="2"/>scanf("%d", &amp;a);</text:p>
      <text:p text:style-name="P4"><text:s text:c="2"/>if(a&gt;=0){</text:p>
      <text:p text:style-name="P4"><text:s text:c="4"/>printf("A raiz quadrada de %d é: %1.f\n", a, sqrt(a));</text:p>
      <text:p text:style-name="P4"><text:s text:c="2"/>}else{</text:p>
      <text:p text:style-name="P4"><text:s text:c="4"/>printf("O quadrado de %d é: %d\n", a, (a*a));</text:p>
      <text:p text:style-name="P4"><text:s text:c="2"/>}</text:p>
      <text:p text:style-name="P4"><text:s text:c="2"/>return 0;</text:p>
      <text:p text:style-name="P4">}</text:p>
      <text:p text:style-name="P17"/>
      <text:p text:style-name="P4"/>
      <text:p text:style-name="P4">#include &lt;stdio.h&gt;</text:p>
      <text:p text:style-name="P4"/>
      <text:p text:style-name="P4">int main(int argv, char ** argc){</text:p>
      <text:p text:style-name="P4"><text:soft-page-break/><text:s text:c="2"/>float a, cont=1.0, div;</text:p>
      <text:p text:style-name="P4"><text:s text:c="2"/>scanf("%f", &amp;a);</text:p>
      <text:p text:style-name="P4"><text:s text:c="2"/>if(a&gt;0){</text:p>
      <text:p text:style-name="P4"><text:s text:c="4"/>while(cont!=a){</text:p>
      <text:p text:style-name="P4"><text:s text:c="6"/>if((a/cont)==cont){</text:p>
      <text:p text:style-name="P4"><text:s text:c="8"/>printf("A raiz de %.0f a é: %.0f\n", a,cont);</text:p>
      <text:p text:style-name="P4"><text:s text:c="6"/>}else if(cont==(a/2)){</text:p>
      <text:p text:style-name="P4"><text:s text:c="8"/>printf("%.0f nao possue raiz quadrada perfeita\n", a);</text:p>
      <text:p text:style-name="P4"><text:s text:c="6"/>}</text:p>
      <text:p text:style-name="P4"><text:s text:c="6"/>cont++;</text:p>
      <text:p text:style-name="P4"><text:s text:c="4"/>}</text:p>
      <text:p text:style-name="P4"><text:s text:c="2"/>}else{</text:p>
      <text:p text:style-name="P4"><text:s text:c="4"/>printf("O quadrado de %.0f é: %.0f\n", a, (a*a));</text:p>
      <text:p text:style-name="P4"><text:s text:c="2"/>}</text:p>
      <text:p text:style-name="P4"><text:s text:c="2"/>return 0;</text:p>
      <text:p text:style-name="P4">}</text:p>
      <text:p text:style-name="P17"/>
      <text:p text:style-name="P4"/>
      <text:p text:style-name="P4">#include &lt;stdio.h&gt;</text:p>
      <text:p text:style-name="P4"/>
      <text:p text:style-name="P4">int main(int argv, char ** argc){</text:p>
      <text:p text:style-name="P4"><text:s text:c="2"/>float a, cont=1.0, div;</text:p>
      <text:p text:style-name="P4"><text:s text:c="2"/>scanf("%f", &amp;a);</text:p>
      <text:p text:style-name="P4"><text:s text:c="2"/>if(a&gt;0){</text:p>
      <text:p text:style-name="P4"><text:s text:c="4"/>while(cont!=a){</text:p>
      <text:p text:style-name="P4"><text:s text:c="6"/>if(cont*cont==a){</text:p>
      <text:p text:style-name="P4"><text:s text:c="8"/>printf("A raiz de %.0f a é: %.0f\n", a,cont);</text:p>
      <text:p text:style-name="P4"><text:s text:c="6"/>}else if(cont==(a/2)){</text:p>
      <text:p text:style-name="P4"><text:s text:c="8"/>printf("%.0f nao possue raiz quadrada perfeita\n", a);</text:p>
      <text:p text:style-name="P4"><text:s text:c="6"/>}</text:p>
      <text:p text:style-name="P4"><text:s text:c="6"/>cont++;</text:p>
      <text:p text:style-name="P4"><text:s text:c="4"/>}</text:p>
      <text:p text:style-name="P4"><text:s text:c="2"/>}else{</text:p>
      <text:p text:style-name="P4"><text:s text:c="4"/>printf("O quadrado de %.0f é: %.0f\n", a, (a*a));</text:p>
      <text:p text:style-name="P4"><text:s text:c="2"/>}</text:p>
      <text:p text:style-name="P4"><text:s text:c="2"/>return 0;</text:p>
      <text:p text:style-name="P4">}</text:p>
      <text:p text:style-name="P5"/>
      <text:p text:style-name="P6">11.</text:p>
      <text:p text:style-name="P6">#include &lt;stdio.h&gt;</text:p>
      <text:p text:style-name="P6"/>
      <text:p text:style-name="P6">int main(int argv, char ** argc){</text:p>
      <text:p text:style-name="P6"><text:s text:c="2"/>float a, b, c, d, e;</text:p>
      <text:p text:style-name="P6"><text:s text:c="2"/>scanf("%f %f %f %f %f", &amp;a, &amp;b, &amp;c, &amp;d, &amp;e);</text:p>
      <text:p text:style-name="P6"><text:s text:c="2"/>if(a&gt;b &amp;&amp; a&gt;c &amp;&amp; a&gt;d &amp;&amp; a&gt;e){</text:p>
      <text:p text:style-name="P6"><text:s text:c="4"/>printf("O maior é %.0f\n", a);</text:p>
      <text:p text:style-name="P6"><text:s text:c="2"/>}else if(b&gt;a &amp;&amp; b&gt;c &amp;&amp; b&gt;d &amp;&amp; b&gt;e){</text:p>
      <text:p text:style-name="P6"><text:s text:c="4"/>printf("O maior é %0.f\n", b);</text:p>
      <text:p text:style-name="P6"><text:s text:c="2"/>}else if(c&gt;a &amp;&amp; c&gt;b &amp;&amp; c&gt;d &amp;&amp; c&gt;e){</text:p>
      <text:p text:style-name="P6"><text:s text:c="4"/>printf("O maior é %0.f\n", c);</text:p>
      <text:p text:style-name="P6"><text:s text:c="2"/>}else if(d&gt;a &amp;&amp; d&gt;b &amp;&amp; d&gt;c &amp;&amp; d&gt;e){</text:p>
      <text:p text:style-name="P6"><text:s text:c="4"/>printf("O maior é %0.f\n", d);</text:p>
      <text:p text:style-name="P6"><text:s text:c="2"/>}else if(e&gt;a &amp;&amp; e&gt;b &amp;&amp; e&gt;c &amp;&amp; e&gt;d){</text:p>
      <text:p text:style-name="P6"><text:soft-page-break/><text:s text:c="4"/>printf("O maior é %0.f\n", e);</text:p>
      <text:p text:style-name="P6"><text:s text:c="2"/>}</text:p>
      <text:p text:style-name="P6"><text:s text:c="2"/>if(a&lt;b &amp;&amp; a&lt;c &amp;&amp; a&lt;d &amp;&amp; a&lt;e){</text:p>
      <text:p text:style-name="P6"><text:s text:c="4"/>printf("O menor é %.0f\n", a);</text:p>
      <text:p text:style-name="P6"><text:s text:c="2"/>}else if(b&lt;a &amp;&amp; b&lt;c &amp;&amp; b&lt;d &amp;&amp; b&lt;e){</text:p>
      <text:p text:style-name="P6"><text:s text:c="4"/>printf("O menor é %.0f\n", b);</text:p>
      <text:p text:style-name="P6"><text:s text:c="2"/>}else if(c&lt;a &amp;&amp; c&lt;b &amp;&amp; c&lt;d &amp;&amp; c&lt;e){</text:p>
      <text:p text:style-name="P6"><text:s text:c="4"/>printf("O menor é %.0f\n", c);</text:p>
      <text:p text:style-name="P6"><text:s text:c="2"/>}else if(d&lt;a &amp;&amp; d&lt;b &amp;&amp; d&lt;c &amp;&amp; d&lt;e){</text:p>
      <text:p text:style-name="P6"><text:s text:c="4"/>printf("O menor é %.0f\n", d);</text:p>
      <text:p text:style-name="P6"><text:s text:c="2"/>}else if(e&lt;a &amp;&amp; e&lt;b &amp;&amp; e&lt;c &amp;&amp; e&lt;d){</text:p>
      <text:p text:style-name="P6"><text:s text:c="4"/>printf("O menor é %.0f\n", e);</text:p>
      <text:p text:style-name="P6"><text:s text:c="2"/>}</text:p>
      <text:p text:style-name="P6"><text:s text:c="2"/>return 0;</text:p>
      <text:p text:style-name="P6">}</text:p>
      <text:p text:style-name="P6"/>
      <text:p text:style-name="P7">12.</text:p>
      <text:p text:style-name="P7">#include &lt;stdio.h&gt;</text:p>
      <text:p text:style-name="P7"/>
      <text:p text:style-name="P7">int raiz(int a){</text:p>
      <text:p text:style-name="P7"><text:s text:c="2"/>int cont=1;</text:p>
      <text:p text:style-name="P7"><text:s text:c="2"/>while(cont!=(a/2)){</text:p>
      <text:p text:style-name="P7"><text:s text:c="6"/>if(cont*cont==a){</text:p>
      <text:p text:style-name="P7"><text:s text:c="8"/>break;</text:p>
      <text:p text:style-name="P7"><text:s text:c="6"/>}</text:p>
      <text:p text:style-name="P7"><text:s text:c="6"/>cont++;</text:p>
      <text:p text:style-name="P7"><text:s text:c="2"/>}</text:p>
      <text:p text:style-name="P7"><text:s text:c="2"/>return cont;</text:p>
      <text:p text:style-name="P7">}</text:p>
      <text:p text:style-name="P7"/>
      <text:p text:style-name="P7">int delta(int a, int b, int c){</text:p>
      <text:p text:style-name="P7"><text:s text:c="2"/>int p1, p2;</text:p>
      <text:p text:style-name="P7"><text:s text:c="2"/>p1 = b*b;</text:p>
      <text:p text:style-name="P7"><text:s text:c="2"/>p2 = 4*a*c;</text:p>
      <text:p text:style-name="P7"><text:s text:c="2"/>return (p1-p2);</text:p>
      <text:p text:style-name="P7">}</text:p>
      <text:p text:style-name="P7"/>
      <text:p text:style-name="P7">int x0(int a, int b, int c){</text:p>
      <text:p text:style-name="P7"><text:s text:c="2"/>int x0;</text:p>
      <text:p text:style-name="P7"><text:s text:c="2"/>x0 = (-1*b)/(2*a);</text:p>
      <text:p text:style-name="P7"><text:s text:c="2"/>return x0;</text:p>
      <text:p text:style-name="P7">}</text:p>
      <text:p text:style-name="P7"/>
      <text:p text:style-name="P7">int x1(int a, int b, int c){</text:p>
      <text:p text:style-name="P7"><text:s text:c="2"/>int x1;</text:p>
      <text:p text:style-name="P7"><text:s text:c="2"/>x1 = ((-1*b) + raiz(delta(a,b,c)))/(2*a);</text:p>
      <text:p text:style-name="P7"><text:s text:c="2"/>return x1;</text:p>
      <text:p text:style-name="P7">}</text:p>
      <text:p text:style-name="P7"/>
      <text:p text:style-name="P7">int x2(int a, int b, int c){</text:p>
      <text:p text:style-name="P7"><text:s text:c="2"/>int x2;</text:p>
      <text:p text:style-name="P7"><text:s text:c="2"/>x2 = ((-1*b) - raiz(delta(a,b,c)))/(2*a);</text:p>
      <text:p text:style-name="P7"><text:s text:c="2"/>return x2;</text:p>
      <text:p text:style-name="P7"><text:soft-page-break/>}</text:p>
      <text:p text:style-name="P7"/>
      <text:p text:style-name="P7">int main(int argv, char ** argc){</text:p>
      <text:p text:style-name="P7"><text:s text:c="2"/>int a, b, c;</text:p>
      <text:p text:style-name="P7"><text:s text:c="2"/>scanf("%d %d %d", &amp;a, &amp;b, &amp;c);</text:p>
      <text:p text:style-name="P7"><text:s text:c="2"/>if(delta(a,b,c)==0){</text:p>
      <text:p text:style-name="P7"><text:s text:c="4"/>printf("A equação possue uma unica raiz real\n");</text:p>
      <text:p text:style-name="P7"><text:s text:c="4"/>printf("x = %d\n", x0(a,b,c));</text:p>
      <text:p text:style-name="P7"/>
      <text:p text:style-name="P7"><text:s text:c="2"/>}else if(delta(a,b,c)&gt;0){</text:p>
      <text:p text:style-name="P7"><text:s text:c="4"/>printf("A equação possue duas raizes reais e distintas\n");</text:p>
      <text:p text:style-name="P7"><text:s text:c="4"/>printf("x1 = %d ; x2 = %d", x1(a,b,c), x2(a,b,c));</text:p>
      <text:p text:style-name="P7"/>
      <text:p text:style-name="P7"><text:s text:c="2"/>}else if(delta(a,b,c)&lt;0){</text:p>
      <text:p text:style-name="P7"><text:s text:c="4"/>printf("A equação nao possue nenhuma raiz real\n");</text:p>
      <text:p text:style-name="P7"><text:s text:c="2"/>}</text:p>
      <text:p text:style-name="P7"/>
      <text:p text:style-name="P7"><text:s text:c="2"/>return 0;</text:p>
      <text:p text:style-name="P7">}</text:p>
      <text:p text:style-name="P7"/>
      <text:p text:style-name="P8">13.</text:p>
      <text:p text:style-name="P8">#include &lt;stdio.h&gt;</text:p>
      <text:p text:style-name="P8"/>
      <text:p text:style-name="P8">int main(int argc, char ** argv){</text:p>
      <text:p text:style-name="P8"><text:s text:c="2"/>int a,b,c;</text:p>
      <text:p text:style-name="P8"><text:s text:c="2"/>scanf("%d %d %d", &amp;a, &amp;b, &amp;c);</text:p>
      <text:p text:style-name="P8"><text:s text:c="2"/>if((a&gt;b-c &amp;&amp; a&lt;b+c) &amp;&amp; (b&gt;a-c &amp;&amp; b&lt;a+c) &amp;&amp; (c&gt;a-b &amp;&amp; c&lt;a+b)){</text:p>
      <text:p text:style-name="P8"><text:s text:c="4"/>printf("As medidas dadas formam um triangulo\n");</text:p>
      <text:p text:style-name="P8"><text:s text:c="2"/>}else{</text:p>
      <text:p text:style-name="P8"><text:s text:c="4"/>printf("Nao é possivel formar um triangulo com essas medidas\n");</text:p>
      <text:p text:style-name="P8"><text:s text:c="2"/>}</text:p>
      <text:p text:style-name="P8"><text:s text:c="2"/>return 0;</text:p>
      <text:p text:style-name="P8">}</text:p>
      <text:p text:style-name="P8"/>
      <text:p text:style-name="P9">14.</text:p>
      <text:p text:style-name="P9">#include &lt;stdio.h&gt;</text:p>
      <text:p text:style-name="P9"/>
      <text:p text:style-name="P9">int main(int argc, char ** argv){</text:p>
      <text:p text:style-name="P9"><text:s text:c="2"/>int a,b,c;</text:p>
      <text:p text:style-name="P9"><text:s text:c="2"/>scanf("%d %d %d", &amp;a, &amp;b, &amp;c);</text:p>
      <text:p text:style-name="P9"><text:s text:c="2"/>if((a&gt;b-c &amp;&amp; a&lt;b+c) &amp;&amp; (b&gt;a-c &amp;&amp; b&lt;a+c) &amp;&amp; (c&gt;a-b &amp;&amp; c&lt;a+b)){</text:p>
      <text:p text:style-name="P9"><text:s text:c="4"/>printf("As medidas dadas formam um triangulo\n");</text:p>
      <text:p text:style-name="P9"><text:s text:c="4"/>if(a==b &amp;&amp; a==c &amp;&amp; c==b){</text:p>
      <text:p text:style-name="P9"><text:s text:c="6"/>printf("O triangulo é equilatero\n");</text:p>
      <text:p text:style-name="P9"><text:s text:c="4"/>}else if((a==b &amp;&amp; (a!=c &amp;&amp; b!=c)) || (a==c &amp;&amp; ( a!=b &amp;&amp; c!=b )) || (c==b &amp;&amp; ( c!=a &amp;&amp; b!=a))){</text:p>
      <text:p text:style-name="P9"><text:s text:c="6"/>printf("O triangulo é isosceles\n");</text:p>
      <text:p text:style-name="P9"><text:s text:c="4"/>}else if(a!=b &amp;&amp; a!=c &amp;&amp; b!=c){</text:p>
      <text:p text:style-name="P9"><text:s text:c="6"/>printf("O triangulo é escaleno\n");</text:p>
      <text:p text:style-name="P9"><text:s text:c="4"/>}</text:p>
      <text:p text:style-name="P9"><text:s text:c="2"/>}else{</text:p>
      <text:p text:style-name="P9"><text:s text:c="4"/>printf("Nao é possivel formar um triangulo com essas medidas\n");</text:p>
      <text:p text:style-name="P9"><text:s text:c="2"/>}</text:p>
      <text:p text:style-name="P9"><text:s text:c="2"/>return 0;</text:p>
      <text:p text:style-name="P9"><text:soft-page-break/>}</text:p>
      <text:p text:style-name="P9"/>
      <text:p text:style-name="P9">15.</text:p>
      <text:p text:style-name="P9">#include &lt;stdio.h&gt;</text:p>
      <text:p text:style-name="P9"/>
      <text:p text:style-name="P9">int main(int argc, char ** argv){</text:p>
      <text:p text:style-name="P9"><text:s text:c="2"/>int a;</text:p>
      <text:p text:style-name="P9"><text:s text:c="2"/>scanf("%d", &amp;a);</text:p>
      <text:p text:style-name="P9"><text:s text:c="2"/>if(a&gt;=0 &amp;&amp; a&lt;=90){</text:p>
      <text:p text:style-name="P9"><text:s text:c="4"/>printf("O angulo localiza-se no primeiro quadrante\n");</text:p>
      <text:p text:style-name="P9"><text:s text:c="2"/>}else if(a&gt;90 &amp;&amp; a&lt;=180){</text:p>
      <text:p text:style-name="P9"><text:s text:c="4"/>printf("O angulo localiza-se no segundo quadrante\n");</text:p>
      <text:p text:style-name="P9"><text:s text:c="2"/>}else if(a&gt;180 &amp;&amp; a&lt;=270){</text:p>
      <text:p text:style-name="P9"><text:s text:c="4"/>printf("O angulo localiza-se no terceiro quadrante\n");</text:p>
      <text:p text:style-name="P9"><text:s text:c="2"/>}else if(a&gt;270 &amp;&amp; a&lt;=360){</text:p>
      <text:p text:style-name="P9"><text:s text:c="4"/>printf("O angulo localiza-se no quarto quadrante\n");</text:p>
      <text:p text:style-name="P9"><text:s text:c="2"/>}</text:p>
      <text:p text:style-name="P9"><text:s text:c="2"/>return 0;</text:p>
      <text:p text:style-name="P9">}</text:p>
      <text:p text:style-name="P9"/>
      <text:p text:style-name="P10">16.</text:p>
      <text:p text:style-name="P10">#include &lt;stdio.h&gt;</text:p>
      <text:p text:style-name="P10"/>
      <text:p text:style-name="P10">int main(int argc, char ** argv){</text:p>
      <text:p text:style-name="P10"><text:s text:c="2"/>int a;</text:p>
      <text:p text:style-name="P10"><text:s text:c="2"/>scanf("%d", &amp;a);</text:p>
      <text:p text:style-name="P10"><text:s text:c="2"/>if(a&gt;=0 &amp;&amp; a&lt;=90){</text:p>
      <text:p text:style-name="P10"><text:s text:c="4"/>printf("O angulo localiza-se no primeiro quadrante\n");</text:p>
      <text:p text:style-name="P10"><text:s text:c="4"/>printf("O angulo nao aplicou nenhuma volta\n");</text:p>
      <text:p text:style-name="P10"><text:s text:c="2"/>}else if(a&gt;90 &amp;&amp; a&lt;=180){</text:p>
      <text:p text:style-name="P10"><text:s text:c="4"/>printf("O angulo localiza-se no segundo quadrante\n");</text:p>
      <text:p text:style-name="P10"><text:s text:c="4"/>if(a==180){</text:p>
      <text:p text:style-name="P10"><text:s text:c="6"/>printf("O angulo aplicou meia volta: 180 graus\n");</text:p>
      <text:p text:style-name="P10"><text:s text:c="4"/>}else{</text:p>
      <text:p text:style-name="P10"><text:s text:c="6"/>printf("o angulo nao aplicou nenhuma volta\n");</text:p>
      <text:p text:style-name="P10"><text:s text:c="4"/>}</text:p>
      <text:p text:style-name="P10"><text:s text:c="2"/>}else if(a&gt;180 &amp;&amp; a&lt;=270){</text:p>
      <text:p text:style-name="P10"><text:s text:c="4"/>printf("O angulo localiza-se no terceiro quadrante\n");</text:p>
      <text:p text:style-name="P10"><text:s text:c="4"/>printf("O angulo aplicou em torno de meia volta\n");</text:p>
      <text:p text:style-name="P10"><text:s text:c="2"/>}else if(a&gt;270 &amp;&amp; a&lt;=360){</text:p>
      <text:p text:style-name="P10"><text:s text:c="4"/>printf("O angulo localiza-se no quarto quadrante\n");</text:p>
      <text:p text:style-name="P10"><text:s text:c="4"/>if(a==360){</text:p>
      <text:p text:style-name="P10"><text:s text:c="6"/>printf("o angulo aplicou uma volta: 360 graus\n");</text:p>
      <text:p text:style-name="P10"><text:s text:c="4"/>}else{</text:p>
      <text:p text:style-name="P10"><text:s text:c="6"/>printf("o angulo aplicou em torno de meia volta\n");</text:p>
      <text:p text:style-name="P10"><text:s text:c="4"/>}</text:p>
      <text:p text:style-name="P10"><text:s text:c="2"/>}</text:p>
      <text:p text:style-name="P10"><text:s text:c="2"/>return 0;</text:p>
      <text:p text:style-name="P10">}</text:p>
      <text:p text:style-name="P10"/>
      <text:p text:style-name="P11">17.</text:p>
      <text:p text:style-name="P11">#include &lt;stdio.h&gt;</text:p>
      <text:p text:style-name="P11"/>
      <text:p text:style-name="P11"><text:soft-page-break/>int main(int argc, char ** argv){</text:p>
      <text:p text:style-name="P11"><text:s text:c="2"/>int d, m, a;</text:p>
      <text:p text:style-name="P11"><text:s text:c="2"/>scanf("%d %d %d", &amp;d, &amp;m, &amp;a);</text:p>
      <text:p text:style-name="P11"><text:s text:c="2"/>if(a==2020){</text:p>
      <text:p text:style-name="P11"><text:s text:c="4"/>if(m==4 || m==6 || m==9 || m==11){</text:p>
      <text:p text:style-name="P11"><text:s text:c="6"/>if(d&gt;=1 &amp;&amp; d&lt;=30){</text:p>
      <text:p text:style-name="P11"><text:s text:c="8"/>printf("Data valida\n");</text:p>
      <text:p text:style-name="P11"><text:s text:c="6"/>}else{</text:p>
      <text:p text:style-name="P11"><text:s text:c="8"/>printf("Data invalida\n");</text:p>
      <text:p text:style-name="P11"><text:s text:c="6"/>}</text:p>
      <text:p text:style-name="P11"><text:s text:c="4"/>}else if(m==1 || m==3 || m==5 || m==7 || m==8 || m==10 || m==12){</text:p>
      <text:p text:style-name="P11"><text:s text:c="6"/>if(d&gt;=1 &amp;&amp; d&lt;=31){</text:p>
      <text:p text:style-name="P11"><text:s text:c="8"/>printf("Data valida\n");</text:p>
      <text:p text:style-name="P11"><text:s text:c="6"/>}else{</text:p>
      <text:p text:style-name="P11"><text:s text:c="8"/>printf("Data invalida\n");</text:p>
      <text:p text:style-name="P11"><text:s text:c="6"/>}</text:p>
      <text:p text:style-name="P11"><text:s text:c="4"/>}else if(m==2){</text:p>
      <text:p text:style-name="P11"><text:s text:c="6"/>if(d&gt;=1 &amp;&amp; d&lt;=29){</text:p>
      <text:p text:style-name="P11"><text:s text:c="8"/>printf("Data valida\n");</text:p>
      <text:p text:style-name="P11"><text:s text:c="6"/>}else{</text:p>
      <text:p text:style-name="P11"><text:s text:c="8"/>printf("Data invalida\n");</text:p>
      <text:p text:style-name="P11"><text:s text:c="6"/>}</text:p>
      <text:p text:style-name="P11"><text:s text:c="4"/>}</text:p>
      <text:p text:style-name="P11"><text:s text:c="2"/>}else{</text:p>
      <text:p text:style-name="P11"><text:s text:c="4"/>printf("Data invalida\n");</text:p>
      <text:p text:style-name="P11"><text:s text:c="2"/>}</text:p>
      <text:p text:style-name="P11"><text:s text:c="2"/>return 0;</text:p>
      <text:p text:style-name="P11">}</text:p>
      <text:p text:style-name="P11"/>
      <text:p text:style-name="P12">18.</text:p>
      <text:p text:style-name="P12">#include &lt;stdio.h&gt;</text:p>
      <text:p text:style-name="P12"/>
      <text:p text:style-name="P12">int main(int argc, char ** argv){</text:p>
      <text:p text:style-name="P12"><text:s text:c="2"/>int d, m, a;</text:p>
      <text:p text:style-name="P12"><text:s text:c="2"/>scanf("%d %d %d", &amp;d, &amp;m, &amp;a);</text:p>
      <text:p text:style-name="P12"><text:s text:c="2"/>if(a==2020){</text:p>
      <text:p text:style-name="P12"><text:s text:c="4"/>if(m&lt;1 || m&gt;12){</text:p>
      <text:p text:style-name="P12"><text:s text:c="6"/>printf("Data invalida\n");</text:p>
      <text:p text:style-name="P12"><text:s text:c="4"/>}</text:p>
      <text:p text:style-name="P12"><text:s text:c="4"/>if(m==4 || m==6 || m==9 || m==11){</text:p>
      <text:p text:style-name="P12"><text:s text:c="6"/>if(d&gt;=1 &amp;&amp; d&lt;=30){</text:p>
      <text:p text:style-name="P12"><text:s text:c="8"/>printf("Data valida\n");</text:p>
      <text:p text:style-name="P12"><text:s text:c="8"/>if(d==30){</text:p>
      <text:p text:style-name="P12"><text:s text:c="10"/>printf("Amanha sera: %d/%d/%d\n", 1,m+1,a);</text:p>
      <text:p text:style-name="P12"><text:s text:c="8"/>}else{</text:p>
      <text:p text:style-name="P12"><text:s text:c="10"/>printf("Amanha sera: %d/%d/%d\n", d+1,m,a);</text:p>
      <text:p text:style-name="P12"><text:s text:c="8"/>}</text:p>
      <text:p text:style-name="P12"><text:s text:c="6"/>}else{</text:p>
      <text:p text:style-name="P12"><text:s text:c="8"/>printf("Data invalida\n");</text:p>
      <text:p text:style-name="P12"><text:s text:c="6"/>}</text:p>
      <text:p text:style-name="P12"><text:s text:c="4"/>}else if(m==1 || m==3 || m==5 || m==7 || m==8 || m==10 || m==12){</text:p>
      <text:p text:style-name="P12"><text:s text:c="6"/>if(d&gt;=1 &amp;&amp; d&lt;=31){</text:p>
      <text:p text:style-name="P12"><text:s text:c="8"/>printf("Data valida\n");</text:p>
      <text:p text:style-name="P12"><text:soft-page-break/><text:s text:c="8"/>if(m!=12 &amp;&amp; d==31){</text:p>
      <text:p text:style-name="P12"><text:s text:c="10"/>printf("Amanha sera: %d/%d/%d\n", 1,m+1,a);</text:p>
      <text:p text:style-name="P12"><text:s text:c="8"/>}else if(m!=12 &amp;&amp; d!=31){</text:p>
      <text:p text:style-name="P12"><text:s text:c="10"/>printf("Amanha sera: %d/%d/%d\n", d+1,m,a);</text:p>
      <text:p text:style-name="P12"><text:s text:c="8"/>}</text:p>
      <text:p text:style-name="P12"><text:s text:c="8"/>if(m==12){</text:p>
      <text:p text:style-name="P12"><text:s text:c="10"/>if(d==23){</text:p>
      <text:p text:style-name="P12"><text:s text:c="12"/>printf("Amanha sera: %d/%d/%d\n",d+1,m,a);</text:p>
      <text:p text:style-name="P12"><text:s text:c="12"/>printf("Te desejo uma boa vespera de Natal!!\n");</text:p>
      <text:p text:style-name="P12"><text:s text:c="10"/>}else if(d==24){</text:p>
      <text:p text:style-name="P12"><text:s text:c="12"/>printf("Amanha sera: %d/%d/%d\n", d+1,m,a);</text:p>
      <text:p text:style-name="P12"><text:s text:c="12"/>printf("Te desejo um Feliz Natal!!\n");</text:p>
      <text:p text:style-name="P12"><text:s text:c="10"/>}else if(d==31){</text:p>
      <text:p text:style-name="P12"><text:s text:c="12"/>printf("Amanha sera: %d/%d/%d\n", 1,1,a+1);</text:p>
      <text:p text:style-name="P12"><text:s text:c="12"/>printf("Boas festas!!\n");</text:p>
      <text:p text:style-name="P12"><text:s text:c="10"/>}else if(d!=23 &amp;&amp; d!=24 &amp;&amp; d!=31){</text:p>
      <text:p text:style-name="P12"><text:s text:c="12"/>printf("Amanha sera: %d/%d/%d\n",d+1,m,a);</text:p>
      <text:p text:style-name="P12"><text:s text:c="10"/>}</text:p>
      <text:p text:style-name="P12"><text:s text:c="8"/>}</text:p>
      <text:p text:style-name="P12"><text:s text:c="6"/>}else{</text:p>
      <text:p text:style-name="P12"><text:s text:c="8"/>printf("Data invalida\n");</text:p>
      <text:p text:style-name="P12"><text:s text:c="6"/>}</text:p>
      <text:p text:style-name="P12"><text:s text:c="4"/>}else if(m==2){</text:p>
      <text:p text:style-name="P12"><text:s text:c="6"/>if(d&gt;=1 &amp;&amp; d&lt;=29){</text:p>
      <text:p text:style-name="P12"><text:s text:c="8"/>printf("Data valida\n");</text:p>
      <text:p text:style-name="P12"><text:s text:c="8"/>if(d==29){</text:p>
      <text:p text:style-name="P12"><text:s text:c="10"/>printf("Amanha sera: %d/%d/%d\n", 1,m+1,a);</text:p>
      <text:p text:style-name="P12"><text:s text:c="8"/>}else{</text:p>
      <text:p text:style-name="P12"><text:s text:c="10"/>printf("Amanha sera: %d/%d/%d\n", d+1,m,a);</text:p>
      <text:p text:style-name="P12"><text:s text:c="8"/>}</text:p>
      <text:p text:style-name="P12"><text:s text:c="6"/>}else{</text:p>
      <text:p text:style-name="P12"><text:s text:c="8"/>printf("Data invalida\n");</text:p>
      <text:p text:style-name="P12"><text:s text:c="6"/>}</text:p>
      <text:p text:style-name="P12"><text:s text:c="4"/>}</text:p>
      <text:p text:style-name="P12"><text:s text:c="2"/>}else{</text:p>
      <text:p text:style-name="P12"><text:s text:c="4"/>printf("Data invalida\n");</text:p>
      <text:p text:style-name="P12"><text:s text:c="2"/>}</text:p>
      <text:p text:style-name="P12"><text:s text:c="2"/>return 0;</text:p>
      <text:p text:style-name="P12">}</text:p>
      <text:p text:style-name="P12"/>
      <text:p text:style-name="P13">19.</text:p>
      <text:p text:style-name="P13">#include &lt;stdio.h&gt;</text:p>
      <text:p text:style-name="P13"/>
      <text:p text:style-name="P13">int main(int argc, char ** argv){</text:p>
      <text:p text:style-name="P13"><text:s text:c="2"/>int d1, m1, a1, d2, m2, a2;</text:p>
      <text:p text:style-name="P13"><text:s text:c="2"/>scanf("%d %d %d", &amp;d1, &amp;m1, &amp;a1);</text:p>
      <text:p text:style-name="P13"><text:s text:c="2"/>scanf("%d %d %d", &amp;d2, &amp;m2, &amp;a2);</text:p>
      <text:p text:style-name="P13"><text:s text:c="2"/>if(a1&gt;a2){</text:p>
      <text:p text:style-name="P13"><text:s text:c="4"/>printf("A maior data é: %d/%d/%d\n", d1,m1,a1);</text:p>
      <text:p text:style-name="P13"><text:s text:c="2"/>}else if(a2&gt;a1){</text:p>
      <text:p text:style-name="P13"><text:s text:c="4"/>printf("A maior data é: %d/%d/%d\n", d2,m2,a2);</text:p>
      <text:p text:style-name="P13"><text:s text:c="2"/>}else if(a1==a2 &amp;&amp; m1&gt;m2){</text:p>
      <text:p text:style-name="P13"><text:s text:c="4"/>printf("A maior data é: %d/%d/%d\n", d1,m1,a1);</text:p>
      <text:p text:style-name="P13"><text:soft-page-break/><text:s text:c="2"/>}else if(a1==a2 &amp;&amp; m2&gt;m1){</text:p>
      <text:p text:style-name="P13"><text:s text:c="4"/>printf("A maior data é: %d/%d/%d\n", d2,m2,a2);</text:p>
      <text:p text:style-name="P13"><text:s text:c="2"/>}else if(a1==a2 &amp;&amp; m1==m2){</text:p>
      <text:p text:style-name="P13"><text:s text:c="4"/>if(d1&gt;d2){</text:p>
      <text:p text:style-name="P13"><text:s text:c="6"/>printf("A maior data é: %d/%d/%d\n", d1,m1,a1);</text:p>
      <text:p text:style-name="P13"><text:s text:c="4"/>}else{</text:p>
      <text:p text:style-name="P13"><text:s text:c="6"/>printf("A maior data é: %d/%d/%d\n", d2,m2,a2);</text:p>
      <text:p text:style-name="P13"><text:s text:c="4"/>}</text:p>
      <text:p text:style-name="P13"><text:s text:c="2"/>}</text:p>
      <text:p text:style-name="P13"><text:s text:c="2"/>return 0;</text:p>
      <text:p text:style-name="P13">}</text:p>
      <text:p text:style-name="P13"/>
      <text:p text:style-name="P14">20.</text:p>
      <text:p text:style-name="P14">#include &lt;stdio.h&gt;</text:p>
      <text:p text:style-name="P14"/>
      <text:p text:style-name="P14">int main(int argc, char ** argv){</text:p>
      <text:p text:style-name="P14"><text:s text:c="2"/>int a,b,c,op=0,op2=0;</text:p>
      <text:p text:style-name="P14"><text:s text:c="2"/>scanf("%d %d %d",&amp;a,&amp;b,&amp;c);</text:p>
      <text:p text:style-name="P14"><text:s text:c="2"/>if(a&lt;b &amp;&amp; a&lt;c &amp;&amp; b&lt;c){</text:p>
      <text:p text:style-name="P14"><text:s text:c="4"/>printf("%d\n%d\n%d\n",c,b,a);</text:p>
      <text:p text:style-name="P14"><text:s text:c="2"/>}else if(a&lt;b &amp;&amp; a&lt;c &amp;&amp; c&lt;b){</text:p>
      <text:p text:style-name="P14"><text:s text:c="4"/>op+=b;</text:p>
      <text:p text:style-name="P14"><text:s text:c="4"/>b=c+0;</text:p>
      <text:p text:style-name="P14"><text:s text:c="4"/>c=op+0;</text:p>
      <text:p text:style-name="P14"><text:s text:c="4"/>printf("%d\n%d\n%d\n",c,b,a);</text:p>
      <text:p text:style-name="P14"><text:s text:c="2"/>}else if(b&lt;a &amp;&amp; b&lt;c &amp;&amp; a&lt;c){</text:p>
      <text:p text:style-name="P14"><text:s text:c="4"/>op+=a;</text:p>
      <text:p text:style-name="P14"><text:s text:c="4"/>a=b+0;</text:p>
      <text:p text:style-name="P14"><text:s text:c="4"/>b=op+0;</text:p>
      <text:p text:style-name="P14"><text:s text:c="4"/>printf("%d\n%d\n%d\n",c,b,a);</text:p>
      <text:p text:style-name="P14"><text:s text:c="2"/>}else if(b&lt;a &amp;&amp; b&lt;c &amp;&amp; c&lt;a){</text:p>
      <text:p text:style-name="P14"><text:s text:c="4"/>op+=a;</text:p>
      <text:p text:style-name="P14"><text:s text:c="4"/>op2+=c;</text:p>
      <text:p text:style-name="P14"><text:s text:c="4"/>a=b+0;</text:p>
      <text:p text:style-name="P14"><text:s text:c="4"/>b=op2+0;</text:p>
      <text:p text:style-name="P14"><text:s text:c="4"/>c=op+0;</text:p>
      <text:p text:style-name="P14"><text:s text:c="4"/>printf("%d\n%d\n%d\n",c,b,a);</text:p>
      <text:p text:style-name="P14"><text:s text:c="2"/>}else if(c&lt;a &amp;&amp; c&lt;b &amp;&amp; a&lt;b){</text:p>
      <text:p text:style-name="P14"><text:s text:c="4"/>op+=a;</text:p>
      <text:p text:style-name="P14"><text:s text:c="4"/>op2+=b;</text:p>
      <text:p text:style-name="P14"><text:s text:c="4"/>a=c+0;</text:p>
      <text:p text:style-name="P14"><text:s text:c="4"/>b=op+0;</text:p>
      <text:p text:style-name="P14"><text:s text:c="4"/>c=op2+0;</text:p>
      <text:p text:style-name="P14"><text:s text:c="4"/>printf("%d\n%d\n%d\n",c,b,a);</text:p>
      <text:p text:style-name="P14"><text:s text:c="2"/>}else if(c&lt;a &amp;&amp; c&lt;b &amp;&amp; b&lt;a){</text:p>
      <text:p text:style-name="P14"><text:s text:c="4"/>op+=b;</text:p>
      <text:p text:style-name="P14"><text:s text:c="4"/>op2+=a;</text:p>
      <text:p text:style-name="P14"><text:s text:c="4"/>a=c+0;</text:p>
      <text:p text:style-name="P14"><text:s text:c="4"/>b=op+0;</text:p>
      <text:p text:style-name="P14"><text:s text:c="4"/>c=op2+0;</text:p>
      <text:p text:style-name="P14"><text:s text:c="4"/>printf("%d\n%d\n%d\n",c,b,a);</text:p>
      <text:p text:style-name="P14"><text:s text:c="2"/>}</text:p>
      <text:p text:style-name="P14"><text:s text:c="2"/>return 0;</text:p>
      <text:p text:style-name="P14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2-15T23:50:01.821000000</dc:date>
    <meta:editing-duration>PT1H44M38S</meta:editing-duration>
    <meta:editing-cycles>7</meta:editing-cycles>
    <meta:document-statistic meta:table-count="0" meta:image-count="0" meta:object-count="0" meta:page-count="11" meta:paragraph-count="476" meta:word-count="1469" meta:character-count="10628" meta:non-whitespace-character-count="8166"/>
  </office:meta>
</office:document-meta>
</file>